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text-align="justify" style:justify-single-word="false" fo:break-before="auto" fo:break-after="auto" style:writing-mode="lr-tb"/>
    </style:style>
    <style:style style:name="P2" style:family="paragraph" style:parent-style-name="Standard">
      <style:paragraph-properties fo:margin-top="0cm" fo:margin-bottom="0.353cm" loext:contextual-spacing="false" fo:line-height="115%" fo:text-align="justify" style:justify-single-word="false" fo:break-before="auto" fo:break-after="auto" style:writing-mode="lr-tb"/>
    </style:style>
    <style:style style:name="P3" style:family="paragraph" style:parent-style-name="Heading_20_1">
      <style:paragraph-properties fo:line-height="115%" fo:text-align="justify" style:justify-single-word="false" fo:break-before="auto" fo:break-after="auto" style:writing-mode="lr-tb"/>
    </style:style>
    <style:style style:name="P4" style:family="paragraph" style:parent-style-name="Heading_20_1">
      <style:paragraph-properties fo:margin-top="0cm" fo:margin-bottom="0.353cm" loext:contextual-spacing="false" fo:line-height="115%" fo:text-align="justify" style:justify-single-word="false" fo:break-before="auto" fo:break-after="auto" style:writing-mode="lr-tb"/>
    </style:style>
    <style:style style:name="P5" style:family="paragraph" style:parent-style-name="Heading_20_1" style:master-page-name="Standard">
      <style:paragraph-properties fo:line-height="115%" fo:text-align="justify" style:justify-single-word="false" style:page-number="auto" fo:break-before="auto" fo:break-after="auto" style:writing-mode="lr-tb"/>
      <style:text-properties officeooo:paragraph-rsid="00122030"/>
    </style:style>
    <style:style style:name="T1" style:family="text">
      <style:text-properties fo:background-color="#ffffff"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0"><text:bookmark text:name="h.9g4toe395mmh"/>Cahan</text:h>
      <text:p text:style-name="P1">Podczas jednego spotkania ze znajomymi, pokazano mi na YouTube piosenkę „Katiusza” śpiewaną przez dziewczynki w czołgach. Słowa po rosyjsku, japoński akcent i przyjemna kreska sprawiły, że nabrałam wielkiej ochoty, by obejrzeć całe „Girls und Panzer”. W końcu czołgistki w minispódniczkach to niewątpliwie dzieło geniuszu. Nie oczekiwałam po tym anime wiele, chciałam się zwyczajnie pośmiać. Cóż, uśmiałam się i to jeszcze jak, ponieważ „Girls und Panzer” okazało się naprawdę dobre.</text:p>
      <text:h text:style-name="P3" text:outline-level="10"><text:bookmark text:name="h.u3he1foezuzz"/>Odcinek 1</text:h>
      <text:p text:style-name="P1">Cóż, oceniam go zdecydowanie negatywnie. Był nudny, a głupawy humor wkurzał. Postacie dziewczyn z Ooarai High School wydały mi się płaskie, a fabuła idiotyczna. Do tego wkurzała mnie główna bohaterka Miho Nishizumi, która bardzo przypominała swoim zachowaniem naszą Fluttershy. Jest nieśmiała, strachliwa i lubi wydawać z siebie dziwne odgłosy, które chyba miały być urocze. Do tego pochodzi z rodziny znanej z jazdy czołgiem, jednak sama Miho ma uraz do wozów pancernych i przeniosła się do Ooarai ze szkoły dla nazistowskich czołgistek, gdzie wciąż uczy się jej starsza siostra, tylko dlatego by móc rozpocząć normalne życie nastolatki. Oczywiście zaraz po przybyciu Miho Ooarai High School wznawia dywizję pancerną, a samorząd szkolny dokonuje na Nishizumi szantażu i zmusza ją do zostania czołgistką. Coś jeszcze? Tak, Miho ma dwie nowe koleżanki: Saori Takebe i Hanę Isuzu. Saori jest desperatką, której brakuje chłopa i głosi sposoby na podryw rodem z „Bravo Girl”, zaś Hana jest ładna, spokojna i nijaka.</text:p>
      <text:h text:style-name="P3" text:outline-level="10"><text:bookmark text:name="h.qh9pi75m565d"/>Odcinek 2</text:h>
      <text:p text:style-name="P1">Dziwię się, że po pierwszym odcinku nie porzuciłam „Girls und Panzer”, ale jeszcze bardziej się dziwię, że nie zrobiłam tego po drugim, ponieważ był on niesamowicie idiotyczny. Dziewczyny szukają czołgów po całym szkolnym statku, ponieważ są one poukrywane. Czołgi pochowane w szkole, która nawet sama nie wie, czym dysponuje. Litości. Potem bohaterki naprawiają maszyny poprzez umycie ich i nawalenie poduszek, coby się wygodnie siedziało.</text:p>
      <text:h text:style-name="P3" text:outline-level="10"><text:bookmark text:name="h.rcun2yowjytt"/>Odcinek 3</text:h>
      <text:p text:style-name="P1">Ciągle słabo. Saori liczy, że nowy instruktor będzie przystojny i sexy, ale niestety ten okazuje się być kobietą stosującą ciekawe metody nauczania, ponieważ od razu każe dziewczynom przejść do rzeczy, czyli pozorowanej bitwy czołgów. W efekcie walczyć będą: kółko historyczne, klub siatkarek, samorząd szkolny, pierwszoklasistki oraz drużyna Miho, składająca się z niej, Saori, Hany oraz laski z fetyszem na punkcie czołgów, czyli Yukari, a także z wiecznie niewyspanej Mako. Dochodzi do bitwy i zgadnijcie kto wygrał… Tak, zgadliście, nasze kochane Mane 5. Dowiadujemy się też, że w następnym odcinku drużyna Panzer IV będzie walczyć z Żeńską Akademią Świętej Gloriany.</text:p>
      <text:h text:style-name="P3" text:outline-level="10"><text:bookmark text:name="h.ime5kgqrokqz"/><text:soft-page-break/>Odcinek 4</text:h>
      <text:p text:style-name="P1">Dziewczyny odpicowały czołgi, by się świeciły niczym diamentowemu psu klejnoty oraz stanęły do przyjacielskiej bitwy przeciwko innej szkole. Miho i spółka muszą pokonać Akademię Świętej Gloriany, której uczennice są stereotypowymi Brytyjkami. Piją herbatkę i są spokojne. Sceny walki na początku były takie sobie, ale potem… Potem poczułam się jakbym sama kierowała czołgiem i strzelała do wroga, tak, może i wozy pancerne w „Girls und Panzer” poruszają się zbyt dynamicznie, niemniej jednak nie uważam tego za wadę. Zostało to wspaniale zanimowane, a znakomita ścieżka dźwiękowa sprawia, że ogląda się to z przyjemnością. No i wielki plus za to, że głupota bohaterek w końcu została należycie nagrodzona.</text:p>
      <text:h text:style-name="P3" text:outline-level="10"><text:bookmark text:name="h.zgnf3o3pmix"/>Odcinki 5-6</text:h>
      <text:p text:style-name="P1">Dopiero tu zaczyna się prawdziwe „Girls und Panzer” z tym wszystkim, dzięki czemu to anime daje więcej radości niż pastelowe taborety. Szkoła Ooarai bierze udział w krajowych zawodach czołgistek, co od tej pory stanie się osią fabularną serialu. Pierwszym poważnym przeciwnikiem dziewczyn ma być obrzydliwie bogate liceum w stylu amerykańskim. Dowodzi nimi sympatyczna blondynka imieniem Kay, która jest równie przyjacielska co Pinkie Pie i uczciwa jak Applejack. Nie była zła na Yukari za szpiegostwo, a na dodatek postanowiła walczyć uczciwie. I walczyła. Babcia Mako trafia do szpitala, a panna Reizei dostaje się tam dzięki dobroci nazistowskich czołgistek, które użyczają samolotu. Urocze, prawda?</text:p>
      <text:h text:style-name="P3" text:outline-level="10"><text:bookmark text:name="h.nk7f4mifwga3"/>Odcinki 7-9</text:h>
      <text:p text:style-name="P1">Cóż, to zdecydowanie moja ulubiona część całego „Girls und Panzer”, a to za sprawą nowego przeciwnika dziewczyn ze szkoły Ooarai. Sowieckie czołgistki ze szkoły Pravda to najmocniejszy punkt tego anime. Dowódczyni Katyusha i wicedowódczyni Nonna to niezwykle ciekawe postacie. Kasieńka jest mała, dziecinna, ma ostro zakończony ząbek i kompleks Napoleona. Tymczasem Nonna jest rozsądna, miła, opanowana i sprawia wrażenie chłodnej jak syberyjska tajga. Te dwie pannice zdecydowanie skradły moje serce, są po prostu zabawne już jako bohaterki. W dodatku strategia, jaką przyjmuje Pravda jest dużo ciekawsza od tego, co oferowały licea Saunders i Święta Gloriana. Katyusha zdecydowanie zna się na dowodzeniu, za co wielki plus dla twórców, że nie zrobili z niej niekompetentnej idiotki. I choć po zaciętej bitwie, którą oglądało się z przyjemnością, Ooarai wygrało, to mimo wszystko to właśnie sowieckie czołgistki udowodniły swoją wyższość. A „Katiusza” śpiewana po rosyjsku z japońskim akcentem to mistrzostwo świata i coś, za co to anime ma u mnie instant 10/10.</text:p>
      <text:h text:style-name="P3" text:outline-level="10"><text:bookmark text:name="h.mpxqr0mkta63"/>Odcinki 10-12</text:h>
      <text:p text:style-name="P2">Zacznę od tego, że po poprzednich zwycięstwach, wszyscy pokonani zaprzyjaźnili się z dziewczynkami z Ooarai i teraz im kibicują, komentują mecze, no wiecie – <text:s/>kwiatki, tęcza, jednorożce. Trochę jak w MLP:FiM, tylko że tu twórcy nie zrobili tego na poważnie. Całe to anime nie ma w sobie za grosz powagi. No, ale dobra, w końcu doszliśmy do wielkiego finału, w którym Miho Nishizumi będzie walczyć przeciwko swojej siostrze. Sprawa wydaje <text:soft-page-break/>się być beznadziejna (bo jakżeby inaczej!), gdyż liceum <text:span text:style-name="T1">Kuromorimine jest nie tylko świetnie wyszkolone, ale i doskonale wyposażone. Cóż, były tygrysy, był maus, był i słynny drift czołgiem. Czego tu chcieć więcej?</text:span></text:p>
      <text:h text:style-name="P4" text:outline-level="10"><text:bookmark text:name="h.g6cgwye8nhc6"/>Ogólnie o „Girls und Panzer”</text:h>
      <text:p text:style-name="P2"><text:span text:style-name="T1">To anime jest absurdalne i niedorzeczne. Opowiada o licealistkach w minispódniczkach, które jeżdżą drugowojennymi czołgami, ponieważ dzięki temu zostaną dobrymi żonami i matkami. Niestety nikt nie ginie, a po trafieniu w czołg wyskakuje z niego biała chorągiewka. Większość bohaterów jest płaska i wkurzająca, w serialu nie ma antagonistów. Jednak przeciwniczkom Panzer IV kibicowałam o wiele bardziej niż samym licealistkom z Ooarai.</text:span></text:p>
      <text:p text:style-name="P2"><text:span text:style-name="T1">Cały ten absurd to jednak zabieg celowy, dlatego głupia filozofia jazdy pancernej, różowe czołgi i drifty naprawdę bawią. Kreska jest ładna, przyjemna dla oka, a same czołgi narysowane bardzo poprawnie i szczegółowo. Bohaterki „Girls und Panzer” pomimo mangowego stylu prezentują się całkiem naturalnie. Sceny walki potrafią porwać i wciągnąć, choć mają raczej mało wspólnego z realizmem. Pomaga w tym niesamowita ścieżka dźwiękowa, która wpada w ucho i doskonale się komponuje z tym, co się dzieje na ekranie.</text:span></text:p>
      <text:p text:style-name="P2"><text:span text:style-name="T1">„Girls und Panzer” nie jest poważne i nawet nie próbuje takie być. Jest przy tym bardzo niewinne, poza scenami kąpielowymi, które nie pokazują za dużo, brak w nim nagości. Minispódniczki wszystko zasłaniają, a piersi nie wypływają na powierzchnię. Całość opiera się właśnie na kontraście pomiędzy niewinnymi dziewczynami a pojazdami pancernymi. I ja to kupuję, mnie to osobiście bawi. Dawno nie widziałam tak pozytywnej produkcji jak to anime. Dlatego gorąco polecam każdemu na poprawienie humoru.</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706cm" fo:margin-bottom="0.212cm" loext: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635cm" fo:margin-bottom="0.212cm" loext: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564cm" fo:margin-bottom="0.141cm" loext: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494cm" fo:margin-bottom="0.141cm" loext: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106cm" loext: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cm" fo:margin-bottom="0.564cm" loext: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2.2$Windows_x86 LibreOffice_project/d3bf12ecb743fc0d20e0be0c58ca359301eb705f</meta:generator>
    <dc:title/>
    <meta:initial-creator/>
    <meta:editing-cycles>2</meta:editing-cycles>
    <dc:date>2016-05-27T21:18:08.552000000</dc:date>
    <meta:editing-duration>PT5M32S</meta:editing-duration>
    <meta:document-statistic meta:table-count="0" meta:image-count="0" meta:object-count="0" meta:page-count="3" meta:paragraph-count="20" meta:word-count="1085" meta:character-count="7272" meta:non-whitespace-character-count="6205"/>
  </office:meta>
</office:document-meta>
</file>